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A2000003CAD889CD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4.64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1.43cm" svg:height="1.737cm" svg:x="-24.892cm" svg:y="17.526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4.644cm" svg:x="1.524cm" svg:y="2.628cm" presentation:class="subtitle" presentation:placeholder="true" presentation:user-transformed="true">
          <draw:text-box/>
        </draw:frame>
        <draw:frame draw:name="Picture 2" draw:style-name="gr1" draw:text-style-name="P2" draw:layer="layout" svg:width="20.585cm" svg:height="10.22cm" svg:x="3.048cm" svg:y="4.004cm">
          <draw:image xlink:href="Pictures/10000000000007A2000003CAD889CD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1T14:28:42.809000000</meta:creation-date>
    <dc:date>2016-03-01T22:39:18.878000000</dc:date>
    <meta:editing-duration>PT3H34M30S</meta:editing-duration>
    <meta:editing-cycles>2</meta:editing-cycles>
    <meta:generator>LibreOffice/5.0.0.5$Windows_x86 LibreOffice_project/1b1a90865e348b492231e1c451437d7a15bb262b</meta:generator>
    <meta:document-statistic meta:object-count="26"/>
  </office:meta>
</office:document-meta>
</file>